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2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20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1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normal" style:text-underline-style="none" style:font-size-asian="13pt" style:font-style-asian="normal" style:font-size-complex="13pt" style:font-style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30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7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3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 style:data-style-name="N49">
      <style:table-cell-properties fo:background-color="#dee6ef"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2" table:default-cell-style-name="ce30"/>
        <table:table-column table:style-name="co2" table:default-cell-style-name="ce5"/>
        <table:table-column table:style-name="co2" table:number-columns-repeated="16377" table:default-cell-style-name="ce4"/>
        <table:table-column table:style-name="co2" table:number-columns-repeated="2"/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Start Date</text:p>
          </table:table-cell>
          <table:table-cell table:style-name="ce31" office:value-type="date" office:date-value="2025-10-01" calcext:value-type="date">
            <text:p>2025-10-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ours/Week (full)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Hours/Week (a)</text:p>
          </table:table-cell>
          <table:table-cell table:formula="of:=8*2" office:value-type="float" office:value="16" calcext:value-type="float">
            <text:p>16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Hours/Week (b)</text:p>
          </table:table-cell>
          <table:table-cell table:formula="of:=[.B3]-[.B4]" office:value-type="float" office:value="24" calcext:value-type="float">
            <text:p>2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 table:number-rows-repeated="2">
          <table:table-cell table:number-columns-repeated="4"/>
          <table:table-cell table:style-name="ce24"/>
          <table:table-cell table:number-columns-repeated="16377"/>
        </table:table-row>
        <table:table-row table:style-name="ro1">
          <table:table-cell table:style-name="ce2" office:value-type="string" calcext:value-type="string">
            <text:p>Courses</text:p>
          </table:table-cell>
          <table:table-cell table:style-name="ce6" office:value-type="string" calcext:value-type="string">
            <text:p>Duration (w)</text:p>
          </table:table-cell>
          <table:table-cell table:style-name="ce6" office:value-type="string" calcext:value-type="string">
            <text:p>Avg. h/w</text:p>
          </table:table-cell>
          <table:table-cell table:style-name="ce31" office:value-type="string" calcext:value-type="string">
            <text:p>End Date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"/>
          <table:table-cell table:style-name="ce6" table:number-columns-repeated="2"/>
          <table:table-cell table:style-name="ce31"/>
          <table:table-cell table:style-name="ce24"/>
          <table:table-cell table:number-columns-repeated="16377"/>
        </table:table-row>
        <table:table-row table:style-name="ro1">
          <table:table-cell table:style-name="ce2" office:value-type="string" calcext:value-type="string">
            <text:p>Pre-College Mathematics</text:p>
          </table:table-cell>
          <table:table-cell table:number-columns-repeated="3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B2]+([.B11]*[.C11]/[.$B$3]*7)" office:value-type="date" office:date-value="2025-10-29" calcext:value-type="date">
            <text:p>2025-10-29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Pre-Algebr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1]+([.B12]*[.C12]/[.$B$3]*7)" office:value-type="date" office:date-value="2025-11-12T16:48:00" calcext:value-type="date">
            <text:p>2025-11-12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Algebra 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2]+([.B13]*[.C13]/[.$B$3]*7)" office:value-type="date" office:date-value="2025-12-09T07:12:00" calcext:value-type="date">
            <text:p>2025-12-09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Geometry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D13]+([.B14]*[.C14]/[.$B$3]*7)+15" office:value-type="date" office:date-value="2026-01-28T07:12:00" calcext:value-type="date">
            <text:p>2026-01-28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Algebra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D14]+([.B15]*[.C15]/[.$B$3]*7)" office:value-type="date" office:date-value="2026-03-08T12:00:00" calcext:value-type="date">
            <text:p>2026-03-08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Trigonomet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5]+([.B16]*[.C16]/[.$B$3]*7)" office:value-type="date" office:date-value="2026-04-02T16:48:00" calcext:value-type="date">
            <text:p>2026-04-02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Precalculus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[.D16]+([.B17]*[.C17]/[.$B$3]*7)" office:value-type="date" office:date-value="2026-05-13T15:36:00" calcext:value-type="date">
            <text:p>2026-05-13</text:p>
          </table:table-cell>
          <table:table-cell table:style-name="ce24"/>
          <table:table-cell table:number-columns-repeated="16377"/>
        </table:table-row>
        <table:table-row table:style-name="ro1">
          <table:table-cell table:number-columns-repeated="4"/>
          <table:table-cell table:style-name="ce24"/>
          <table:table-cell table:number-columns-repeated="16377"/>
        </table:table-row>
        <table:table-row table:style-name="ro1">
          <table:table-cell table:style-name="ce2" office:value-type="string" calcext:value-type="string">
            <text:p>Intro CS</text:p>
          </table:table-cell>
          <table:table-cell table:number-columns-repeated="3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Introduction to Computer Science and Programming using Python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7]+([.B20]*[.C20]/[.$B$3]*7)" office:value-type="date" office:date-value="2026-06-02T06:00:00" calcext:value-type="date">
            <text:p>2026-06-02</text:p>
          </table:table-cell>
          <table:table-cell table:style-name="ce24"/>
          <table:table-cell table:number-columns-repeated="16377"/>
        </table:table-row>
        <table:table-row table:style-name="ro1">
          <table:table-cell table:number-columns-repeated="4"/>
          <table:table-cell table:style-name="ce24"/>
          <table:table-cell table:number-columns-repeated="16377"/>
        </table:table-row>
        <table:table-row table:style-name="ro1">
          <table:table-cell table:style-name="ce2" office:value-type="string" calcext:value-type="string">
            <text:p>Core programm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stematic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20]+([.B23]*[.C23]/[.$B$3]*7)" office:value-type="date" office:date-value="2026-06-22T17:24:00" calcext:value-type="date">
            <text:p>2026-06-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ass-based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3]+([.B24]*[.C24]/[.$B$3]*7)" office:value-type="date" office:date-value="2026-07-10T22:12:00" calcext:value-type="date">
            <text:p>2026-07-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24]+([.B25]*[.C25]/[.$B$3]*7)" office:value-type="date" office:date-value="2026-07-22T11:24:00" calcext:value-type="date">
            <text:p>2026-07-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ect-Oriented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5]+([.B26]*[.C26]/[.$B$3]*7)" office:value-type="date" office:date-value="2026-08-09T16:12:00" calcext:value-type="date">
            <text:p>2026-08-0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oftware Architectur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26]+([.B27]*[.C27]/[.$B$3]*7)" office:value-type="date" office:date-value="2026-08-12T11:24:00" calcext:value-type="date">
            <text:p>2026-08-12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mat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lculus 1A: Differentiation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7]+([.B30]*[.C30]/[.$B$3]*7)" office:value-type="date" office:date-value="2026-08-30T16:12:00" calcext:value-type="date">
            <text:p>2026-08-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lculus 1B: Integratio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0]+([.B31]*[.C31]/[.$B$3]*7)" office:value-type="date" office:date-value="2026-09-17T21:00:00" calcext:value-type="date">
            <text:p>2026-09-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lculus 1C: Coordinate Systems &amp; Infinite Seri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31]+([.B32]*[.C32]/[.$B$3]*7)" office:value-type="date" office:date-value="2026-09-26T06:36:00" calcext:value-type="date">
            <text:p>2026-09-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thematics for Computer Science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32]+([.B33]*[.C33]/[.$B$3]*7)" office:value-type="date" office:date-value="2026-10-07T15:36:00" calcext:value-type="date">
            <text:p>2026-10-07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S Too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Missing Semester of Your CS Educati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table:formula="of:=[.D33]+([.B36]*[.C36]/[.$B$3]*7)" office:value-type="date" office:date-value="2026-10-11T20:24:00" calcext:value-type="date">
            <text:p>2026-10-11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syste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ild a Modern Computer from First Principles: From Nand to Tetri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36]+([.B39]*[.C39]/[.$B$3]*7)" office:value-type="date" office:date-value="2026-10-22T08:24:00" calcext:value-type="date">
            <text:p>2026-10-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uild a Modern Computer from First Principles: Nand to Tetris Part II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D39]+([.B40]*[.C40]/[.$B$3]*7)" office:value-type="date" office:date-value="2026-11-07T02:24:00" calcext:value-type="date">
            <text:p>2026-11-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perating Systems: Three Easy Piece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40]+([.B41]*[.C41]/[.$B$3]*7)" office:value-type="date" office:date-value="2026-11-22T12:00:00" calcext:value-type="date">
            <text:p>2026-11-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mputer Networking: a Top-Down Approach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41]+([.B42]*[.C42]/[.$B$3]*7)" office:value-type="date" office:date-value="2026-12-03T16:48:00" calcext:value-type="date">
            <text:p>2026-12-03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theor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gorithms: Design and Analysis, Part 1 (alternative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2]+([.B45]*[.C45]/[.$B$3]*7)" office:value-type="date" office:date-value="2026-12-12T02:24:00" calcext:value-type="date">
            <text:p>2026-12-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gorithms: Design and Analysis, Part 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5]+([.B46]*[.C46]/[.$B$3]*7)" office:value-type="date" office:date-value="2026-12-20T12:00:00" calcext:value-type="date">
            <text:p>2026-12-20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securi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ybersecurity Fundamental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D46]+([.B49]*[.C49]/[.$B$3]*7)" office:value-type="date" office:date-value="2027-01-04T21:36:00" calcext:value-type="date">
            <text:p>2027-01-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inciples of Secure Codin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49]+([.B50]*[.C50]/[.$B$3]*7)" office:value-type="date" office:date-value="2027-01-07T16:48:00" calcext:value-type="date">
            <text:p>2027-01-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dentifying Security Vulnerabilitie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50]+([.B51]*[.C51]/[.$B$3]*7)" office:value-type="date" office:date-value="2027-01-10T12:00:00" calcext:value-type="date">
            <text:p>2027-01-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dentifying Security Vulnerabilities in C/C++Programm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1]+([.B52]*[.C52]/[.$B$3]*7)" office:value-type="date" office:date-value="2027-01-14" calcext:value-type="date">
            <text:p>2027-01-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xploiting and Securing Vulnerabilities in Java Application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2]+([.B53]*[.C53]/[.$B$3]*7)" office:value-type="date" office:date-value="2027-01-17T12:00:00" calcext:value-type="date">
            <text:p>2027-01-17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applicatio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tabases: Modeling and The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3]+([.B56]*[.C56]/[.$B$3]*7)" office:value-type="date" office:date-value="2027-01-21" calcext:value-type="date">
            <text:p>2027-01-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bases: Relational Databases and SQ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6]+([.B57]*[.C57]/[.$B$3]*7)" office:value-type="date" office:date-value="2027-01-24T12:00:00" calcext:value-type="date">
            <text:p>2027-01-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bases: Semistructured Dat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7]+([.B58]*[.C58]/[.$B$3]*7)" office:value-type="date" office:date-value="2027-01-28" calcext:value-type="date">
            <text:p>2027-01-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58]+([.B59]*[.C59]/[.$B$3]*7)" office:value-type="date" office:date-value="2027-02-14T07:48:00" calcext:value-type="date">
            <text:p>2027-02-14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Computer Graphic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D59]+([.B60]*[.C60]/[.$B$3]*7)" office:value-type="date" office:date-value="2027-02-26T22:12:00" calcext:value-type="date">
            <text:p>2027-02-26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oftware Engineering: Introduction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D60]+([.B61]*[.C61]/[.$B$3]*7)" office:value-type="date" office:date-value="2027-03-08T09:00:00" calcext:value-type="date">
            <text:p>2027-03-08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16381"/>
        </table:table-row>
        <table:table-row table:style-name="ro1">
          <table:table-cell table:style-name="ce2" office:value-type="string" calcext:value-type="string">
            <text:p>Core ethics</text:p>
          </table:table-cell>
          <table:table-cell table:style-name="ce17" table:number-columns-repeated="2"/>
          <table:table-cell table:style-name="ce33"/>
          <table:table-cell table:number-columns-repeated="16378"/>
        </table:table-row>
        <table:table-row table:style-name="ro1">
          <table:table-cell table:style-name="ce12" office:value-type="string" calcext:value-type="string">
            <text:p>Ethics, Technology and Engineering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2" calcext:value-type="float">
            <text:p>2</text:p>
          </table:table-cell>
          <table:table-cell table:style-name="ce33" table:formula="of:=[.D61]+([.B64]*[.C64]/[.$B$3]*7)" office:value-type="date" office:date-value="2027-03-11T12:36:00" calcext:value-type="date">
            <text:p>2027-03-11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Introduction to Intellectual Property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39" table:formula="of:=[.D64]+([.B65]*[.C65]/[.$B$3]*7)" office:value-type="date" office:date-value="2027-03-12T22:12:00" calcext:value-type="date">
            <text:p>2027-03-12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Data Privacy Fundamentals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38" table:formula="of:=[.D65]+([.B66]*[.C66]/[.$B$3]*7)" office:value-type="date" office:date-value="2027-03-14T12:00:00" calcext:value-type="date">
            <text:p>2027-03-14</text:p>
          </table:table-cell>
          <table:table-cell table:number-columns-repeated="16378"/>
        </table:table-row>
        <table:table-row table:style-name="ro1">
          <table:table-cell table:style-name="ce12"/>
          <table:table-cell table:style-name="ce17" table:number-columns-repeated="3"/>
          <table:table-cell table:number-columns-repeated="16378"/>
        </table:table-row>
        <table:table-row table:style-name="ro1">
          <table:table-cell table:style-name="ce15"/>
          <table:table-cell table:number-columns-repeated="16381"/>
        </table:table-row>
        <table:table-row table:style-name="ro1">
          <table:table-cell table:style-name="ce14" office:value-type="string" calcext:value-type="string">
            <text:p>Advanced programming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Parallel Programm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66]+([.B70]*[.C70]/[.$B$3]*7)" office:value-type="date" office:date-value="2027-03-19T09:36:00" calcext:value-type="date">
            <text:p>2027-03-19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Compiler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70]+([.B71]*[.C71]/[.$B$3]*7)" office:value-type="date" office:date-value="2027-03-30T10:12:00" calcext:value-type="date">
            <text:p>2027-03-30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Introduction to Haskell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7" calcext:value-type="float">
            <text:p>7</text:p>
          </table:table-cell>
          <table:table-cell table:formula="of:=[.D71]+([.B72]*[.C72]/[.$B$3]*7)" office:value-type="date" office:date-value="2027-04-16T13:48:00" calcext:value-type="date">
            <text:p>2027-04-16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Learn Prolog Now! (alternative)*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7" calcext:value-type="float">
            <text:p>7</text:p>
          </table:table-cell>
          <table:table-cell table:formula="of:=[.D72]+([.B73]*[.C73]/[.$B$3]*7)" office:value-type="date" office:date-value="2027-05-01T06:36:00" calcext:value-type="date">
            <text:p>2027-05-0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oftware Debuggin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73]+([.B74]*[.C74]/[.$B$3]*7)" office:value-type="date" office:date-value="2027-05-09T16:12:00" calcext:value-type="date">
            <text:p>2027-05-09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oftware Test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74]+([.B75]*[.C75]/[.$B$3]*7)" office:value-type="date" office:date-value="2027-05-13T21:00:00" calcext:value-type="date">
            <text:p>2027-05-13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16381"/>
        </table:table-row>
        <table:table-row table:style-name="ro1">
          <table:table-cell table:style-name="ce14" office:value-type="string" calcext:value-type="string">
            <text:p>Advanced systems</text:p>
          </table:table-cell>
          <table:table-cell table:style-name="ce17" table:number-columns-repeated="2"/>
          <table:table-cell table:style-name="ce33"/>
          <table:table-cell table:number-columns-repeated="16378"/>
        </table:table-row>
        <table:table-row table:style-name="ro1">
          <table:table-cell table:style-name="ce16" office:value-type="string" calcext:value-type="string">
            <text:p>Computation Structures 1: Digital Circuits alternative 1 alternative 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75]+([.B78]*[.C78]/[.$B$3]*7)" office:value-type="date" office:date-value="2027-05-24T09:00:00" calcext:value-type="date">
            <text:p>2027-05-24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Computation Structures 2: Computer Architecture</text:p>
          </table:table-cell>
          <table:table-cell table:style-name="ce18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78]+([.B79]*[.C79]/[.$B$3]*7)" office:value-type="date" office:date-value="2027-06-03T21:00:00" calcext:value-type="date">
            <text:p>2027-06-03</text:p>
          </table:table-cell>
          <table:table-cell table:number-columns-repeated="16378"/>
        </table:table-row>
        <table:table-row table:style-name="ro1">
          <table:table-cell table:style-name="ce20" office:value-type="string" calcext:value-type="string">
            <text:p>Computation Structures 3: Computer Organization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79]+([.B80]*[.C80]/[.$B$3]*7)" office:value-type="date" office:date-value="2027-06-14T09:00:00" calcext:value-type="date">
            <text:p>2027-06-14</text:p>
          </table:table-cell>
          <table:table-cell table:number-columns-repeated="16378"/>
        </table:table-row>
        <table:table-row table:style-name="ro1">
          <table:table-cell table:style-name="ce16"/>
          <table:table-cell table:style-name="ce17" table:number-columns-repeated="2"/>
          <table:table-cell table:style-name="ce33"/>
          <table:table-cell table:number-columns-repeated="16378"/>
        </table:table-row>
        <table:table-row table:style-name="ro1">
          <table:table-cell table:style-name="ce14" office:value-type="string" calcext:value-type="string">
            <text:p>Advanced theory</text:p>
          </table:table-cell>
          <table:table-cell table:style-name="ce17" table:number-columns-repeated="2"/>
          <table:table-cell table:style-name="ce33"/>
          <table:table-cell table:number-columns-repeated="16378"/>
        </table:table-row>
        <table:table-row table:style-name="ro1">
          <table:table-cell table:style-name="ce15" office:value-type="string" calcext:value-type="string">
            <text:p>Theory of Computation 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37" table:formula="of:=[.D80]+([.B83]*[.C83]/[.$B$3]*7)" office:value-type="date" office:date-value="2027-07-07T03:00:00" calcext:value-type="date">
            <text:p>2027-07-07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Computational Geometr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83]+([.B84]*[.C84]/[.$B$3]*7)" office:value-type="date" office:date-value="2027-07-29T12:36:00" calcext:value-type="date">
            <text:p>2027-07-29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Game Theor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84]+([.B85]*[.C85]/[.$B$3]*7)" office:value-type="date" office:date-value="2027-08-02T17:24:00" calcext:value-type="date">
            <text:p>2027-08-02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16381"/>
        </table:table-row>
        <table:table-row table:style-name="ro1">
          <table:table-cell table:style-name="ce14" office:value-type="string" calcext:value-type="string">
            <text:p>Advanced Information Security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Web Security Fundamentals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85]+([.B88]*[.C88]/[.$B$3]*7)" office:value-type="date" office:date-value="2027-08-07T02:24:00" calcext:value-type="date">
            <text:p>2027-08-07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ecurity Governance &amp; Compli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88]+([.B89]*[.C89]/[.$B$3]*7)" office:value-type="date" office:date-value="2027-08-08T16:12:00" calcext:value-type="date">
            <text:p>2027-08-08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Digital Forensics Concept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89]+([.B90]*[.C90]/[.$B$3]*7)" office:value-type="date" office:date-value="2027-08-10T06:00:00" calcext:value-type="date">
            <text:p>2027-08-10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ecure Software Development: Requirements, Design, and Reu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0]+([.B91]*[.C91]/[.$B$3]*7)" office:value-type="date" office:date-value="2027-08-12T16:48:00" calcext:value-type="date">
            <text:p>2027-08-12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ecure Software Development: Implementa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1]+([.B92]*[.C92]/[.$B$3]*7)" office:value-type="date" office:date-value="2027-08-15T03:36:00" calcext:value-type="date">
            <text:p>2027-08-1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Secure Software Development: Verification and More Specialized Topic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2]+([.B93]*[.C93]/[.$B$3]*7)" office:value-type="date" office:date-value="2027-08-17T14:24:00" calcext:value-type="date">
            <text:p>2027-08-17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16381"/>
        </table:table-row>
        <table:table-row table:style-name="ro1">
          <table:table-cell table:style-name="ce2" office:value-type="string" calcext:value-type="string">
            <text:p>Advanced mat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ssence of Linear Algebra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0" calcext:value-type="float">
            <text:p>10</text:p>
          </table:table-cell>
          <table:table-cell table:formula="of:=[.D93]+([.B96]*[.C96]/[.$B$3]*7)" office:value-type="date" office:date-value="2027-09-11T02:24:00" calcext:value-type="date">
            <text:p>2027-09-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near Algebr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96]+([.B97]*[.C97]/[.$B$3]*7)" office:value-type="date" office:date-value="2027-10-10T12:00:00" calcext:value-type="date">
            <text:p>2027-10-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troduction to Numerical Method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97]+([.B98]*[.C98]/[.$B$3]*7)" office:value-type="date" office:date-value="2027-11-08T21:36:00" calcext:value-type="date">
            <text:p>2027-11-0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troduction to Formal Logi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98]+([.B99]*[.C99]/[.$B$3]*7)" office:value-type="date" office:date-value="2027-11-19T09:36:00" calcext:value-type="date">
            <text:p>2027-11-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99]+([.B100]*[.C100]/[.$B$3]*7)" office:value-type="date" office:date-value="2027-12-10T09:36:00" calcext:value-type="date">
            <text:p>2027-12-10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AP Physics 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ssical Mechanics (<text:a xlink:href="https://ocw.mit.edu/courses/8-01sc" xlink:type="simple">https://ocw.mit.edu/courses/8-01sc</text:a>-classical-mechanics-fall-2016/) (check for missing videos: https://www.youtube.com/playlist?list=PLFE3074A4CB751B2B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00]+([.B103]*[.C103]/[.$B$3]*7)" office:value-type="date" office:date-value="2027-12-20T21:36:00" calcext:value-type="date">
            <text:p>2027-12-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C: Electromagnetism, IISER Bhopal (https://nptel.ac.in/courses/115106122) (check for missing videos: https://www.youtube.com/playlist?list=PLD07B2225BB40E582)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5" calcext:value-type="float">
            <text:p>5</text:p>
          </table:table-cell>
          <table:table-cell table:formula="of:=[.D103]+([.B104]*[.C104]/[.$B$3]*7)" office:value-type="date" office:date-value="2027-12-31T09:36:00" calcext:value-type="date">
            <text:p>2027-12-31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14" office:value-type="string" calcext:value-type="string">
            <text:p>Final project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Fullstack Op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39" table:formula="of:=[.D104]+([.B107]*[.C107]/[.$B$3]*7)" office:value-type="date" office:date-value="2028-01-31T21:36:00" calcext:value-type="date">
            <text:p>2028-01-3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Modern Robotic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D107]+([.B108]*[.C108]/[.$B$3]*7)" office:value-type="date" office:date-value="2028-02-19T02:24:00" calcext:value-type="date">
            <text:p>2028-02-19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Data Min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08]+([.B109]*[.C109]/[.$B$3]*7)" office:value-type="date" office:date-value="2028-03-11T02:24:00" calcext:value-type="date">
            <text:p>2028-03-1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Big Data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09]+([.B110]*[.C110]/[.$B$3]*7)" office:value-type="date" office:date-value="2028-04-01T02:24:00" calcext:value-type="date">
            <text:p>2028-04-0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Internet of Things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D110]+([.B111]*[.C111]/[.$B$3]*7)" office:value-type="date" office:date-value="2028-04-16T20:24:00" calcext:value-type="date">
            <text:p>2028-04-16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Cloud Comput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1]+([.B112]*[.C112]/[.$B$3]*7)" office:value-type="date" office:date-value="2028-05-07T20:24:00" calcext:value-type="date">
            <text:p>2028-05-07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Data Science (Specialization)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D112]+([.B113]*[.C113]/[.$B$3]*7)" office:value-type="date" office:date-value="2028-06-06T22:48:00" calcext:value-type="date">
            <text:p>2028-06-06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Functional Programming in Scala (Specialization)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D113]+([.B114]*[.C114]/[.$B$3]*7)" office:value-type="date" office:date-value="2028-07-02T07:48:00" calcext:value-type="date">
            <text:p>2028-07-02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Game Design and Development with Unity 2020 (Specialization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114]+([.B115]*[.C115]/[.$B$3]*7)" office:value-type="date" office:date-value="2028-07-07T13:48:00" calcext:value-type="date">
            <text:p>2028-07-07</text:p>
          </table:table-cell>
          <table:table-cell table:number-columns-repeated="16378"/>
        </table:table-row>
        <table:table-row table:style-name="ro1" table:number-rows-repeated="1048437">
          <table:table-cell table:number-columns-repeated="16382"/>
        </table:table-row>
        <table:table-row table:style-name="ro3" table:number-rows-repeated="23">
          <table:table-cell table:number-columns-repeated="16382"/>
        </table:table-row>
        <table:table-row table:style-name="ro4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/00/0000</text:date>, <text:time style:data-style-name="N2" text:time-value="14:26:44.3843884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9:32:31.319607835</meta:creation-date>
    <dc:date>2026-04-02T14:30:51.734889485</dc:date>
    <meta:editing-duration>PT4H12M6S</meta:editing-duration>
    <meta:editing-cycles>56</meta:editing-cycles>
    <meta:generator>LibreOffice/26.2.2.2$Linux_X86_64 LibreOffice_project/620$Build-2</meta:generator>
    <meta:document-statistic meta:table-count="1" meta:cell-count="317" meta:object-count="0"/>
  </office:meta>
</office:document-meta>
</file>